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arial" svg:font-family="arial, sans-serif"/>
    <style:font-face style:name="wf segoe-ui" svg:font-family="'wf segoe-ui', 'Helvetica Neue', Helvetica, Arial, Verdana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12ef" officeooo:paragraph-rsid="000c12e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d1b79" officeooo:paragraph-rsid="000d1b7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d8ca2" officeooo:paragraph-rsid="000d8ca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3565" officeooo:paragraph-rsid="0010ea7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a53a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f818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b0b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aa599" officeooo:paragraph-rsid="000f818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f8188" officeooo:paragraph-rsid="000f818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13565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3ad49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549a1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9c248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bold" officeooo:rsid="0010ea71" officeooo:paragraph-rsid="0010ea71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bold" officeooo:rsid="0012c8ac" officeooo:paragraph-rsid="0012c8ac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normal" officeooo:rsid="00143974" officeooo:paragraph-rsid="00143974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fo:font-weight="normal" officeooo:rsid="001549a1" officeooo:paragraph-rsid="001549a1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fo:font-weight="normal" officeooo:rsid="0015efa7" officeooo:paragraph-rsid="0015efa7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fo:font-weight="normal" officeooo:rsid="0018916d" officeooo:paragraph-rsid="0018916d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fo:font-weight="normal" officeooo:rsid="0019c248" officeooo:paragraph-rsid="0019c248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normal" officeooo:rsid="001be48b" officeooo:paragraph-rsid="001be48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0ea71" officeooo:paragraph-rsid="0010ea7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3ad49" officeooo:paragraph-rsid="0013ad4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77109" officeooo:paragraph-rsid="00177109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0c12ef" officeooo:paragraph-rsid="000c12e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0a53a5" officeooo:paragraph-rsid="000a53a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style="normal" fo:font-weight="bold" officeooo:rsid="001be48b" officeooo:paragraph-rsid="001be48b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officeooo:paragraph-rsid="00217c20" style:font-name-asian="Times New Roman" style:font-size-asian="14pt" style:font-name-complex="Times New Roman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officeooo:paragraph-rsid="00245117" style:font-name-asian="Times New Roman" style:font-size-asian="14pt" style:font-name-complex="Times New Roman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7c20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a174" officeooo:paragraph-rsid="0022a174" style:font-name-asian="Times New Roman" style:font-size-asian="14pt" style:font-weight-asian="bold" style:font-name-complex="Times New Roman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45117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7c20" officeooo:paragraph-rsid="00217c20" style:font-name-asian="Times New Roman" style:font-size-asian="14pt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paragraph-rsid="00245117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00d1b79"/>
    </style:style>
    <style:style style:name="P42" style:family="paragraph" style:parent-style-name="Standard" style:list-style-name="L2">
      <style:paragraph-properties fo:text-align="justify" style:justify-single-word="false"/>
      <style:text-properties officeooo:paragraph-rsid="000d8ca2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0e421c"/>
    </style:style>
    <style:style style:name="P44" style:family="paragraph" style:parent-style-name="Standard" style:list-style-name="L3">
      <style:paragraph-properties fo:text-align="justify" style:justify-single-word="false"/>
      <style:text-properties officeooo:paragraph-rsid="000d8ca2"/>
    </style:style>
    <style:style style:name="P45" style:family="paragraph" style:parent-style-name="Standard">
      <style:paragraph-properties fo:text-align="justify" style:justify-single-word="false"/>
      <style:text-properties officeooo:paragraph-rsid="002889ec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fo:font-size="14pt" fo:font-weight="normal" officeooo:rsid="000b0b89" officeooo:paragraph-rsid="000d8ca2" style:font-size-asian="12.25pt" style:font-weight-asian="normal" style:font-size-complex="14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size="14pt" fo:font-weight="bold" officeooo:rsid="001fb8fe" officeooo:paragraph-rsid="001fb8fe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officeooo:paragraph-rsid="00245117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7c20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a74be" officeooo:paragraph-rsid="002a74be" style:font-name-asian="Times New Roman" style:font-size-asian="14pt" style:font-weight-asian="bold" style:font-name-complex="Times New Roman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64a9b" style:font-name-asian="Times New Roman" style:font-size-asian="14pt" style:font-weight-asian="normal" style:font-name-complex="Times New Roman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5117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74be" officeooo:paragraph-rsid="002a74be" style:font-name-asian="Times New Roman" style:font-size-asian="14pt" style:font-weight-asian="normal" style:font-name-complex="Times New Roman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italic" fo:font-weight="bold" officeooo:rsid="00245117" officeooo:paragraph-rsid="00245117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normal" fo:font-weight="normal" officeooo:rsid="00282eaa" officeooo:paragraph-rsid="00282ea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bold" officeooo:rsid="00245117" officeooo:paragraph-rsid="00245117" style:font-weight-asian="bold" style:font-weight-complex="bold"/>
    </style:style>
    <style:style style:name="P64" style:family="paragraph" style:parent-style-name="Standard" style:list-style-name="L4">
      <style:paragraph-properties fo:text-align="justify" style:justify-single-word="false"/>
      <style:text-properties fo:font-weight="normal" officeooo:rsid="002021f6" officeooo:paragraph-rsid="002021f6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officeooo:rsid="00264a9b" officeooo:paragraph-rsid="00264a9b" style:font-style-asian="normal" style:font-style-complex="normal"/>
    </style:style>
    <style:style style:name="T1" style:family="text">
      <style:text-properties officeooo:rsid="000aa599"/>
    </style:style>
    <style:style style:name="T2" style:family="text">
      <style:text-properties officeooo:rsid="000b0b89"/>
    </style:style>
    <style:style style:name="T3" style:family="text">
      <style:text-properties fo:font-size="14pt" fo:font-weight="normal" officeooo:rsid="000b0b8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d1b79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d8ca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e421c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0ea7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3565" style:font-size-asian="12.25pt" style:font-weight-asian="normal" style:font-size-complex="14pt" style:font-weight-complex="normal"/>
    </style:style>
    <style:style style:name="T9" style:family="text">
      <style:text-properties fo:font-size="14pt" fo:font-style="normal" style:font-size-asian="12.25pt" style:font-style-asian="normal" style:font-size-complex="14pt" style:font-style-complex="normal"/>
    </style:style>
    <style:style style:name="T10" style:family="text">
      <style:text-properties fo:font-size="14pt" fo:font-style="normal" officeooo:rsid="00143974" style:font-size-asian="12.25pt" style:font-style-asian="normal" style:font-size-complex="14pt" style:font-style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0e421c"/>
    </style:style>
    <style:style style:name="T13" style:family="text">
      <style:text-properties officeooo:rsid="000f8188"/>
    </style:style>
    <style:style style:name="T14" style:family="text">
      <style:text-properties officeooo:rsid="0010ea71"/>
    </style:style>
    <style:style style:name="T15" style:family="text">
      <style:text-properties fo:color="#ff0000" fo:font-size="14pt" fo:font-style="normal" style:font-size-asian="12.25pt" style:font-style-asian="normal" style:font-size-complex="14pt" style:font-style-complex="normal"/>
    </style:style>
    <style:style style:name="T16" style:family="text">
      <style:text-properties fo:color="#ff0000" officeooo:rsid="001be48b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0b0b89" style:font-size-asian="16pt" style:font-size-complex="16pt"/>
    </style:style>
    <style:style style:name="T19" style:family="text">
      <style:text-properties style:font-name="Times New Roman" fo:font-size="14pt" fo:font-weight="normal" officeooo:rsid="00245117" style:font-name-asian="Times New Roman" style:font-size-asian="14pt" style:font-weight-asian="normal" style:font-name-complex="Times New Roman" style:font-size-complex="14pt" style:font-weight-complex="normal"/>
    </style:style>
    <style:style style:name="T20" style:family="text">
      <style:text-properties style:font-name="Times New Roman" style:font-name-asian="Times New Roman" style:font-name-complex="Times New Roman"/>
    </style:style>
    <style:style style:name="T21" style:family="text">
      <style:text-properties style:font-name="Times New Roman" officeooo:rsid="001dd409" style:font-name-asian="Times New Roman" style:font-name-complex="Times New Roman"/>
    </style:style>
    <style:style style:name="T22" style:family="text">
      <style:text-properties officeooo:rsid="001db72c"/>
    </style:style>
    <style:style style:name="T23" style:family="text">
      <style:text-properties officeooo:rsid="001dd409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245117"/>
    </style:style>
    <style:style style:name="T26" style:family="text">
      <style:text-properties fo:font-variant="normal" fo:text-transform="none" fo:color="#222222" style:font-name="Times New Roman" fo:font-size="14pt" fo:letter-spacing="normal" fo:font-weight="bold" officeooo:rsid="00282eaa" style:font-name-asian="Times New Roman" style:font-size-asian="14pt" style:font-weight-asian="bold" style:font-name-complex="Times New Roman" style:font-size-complex="14pt" style:font-weight-complex="bold"/>
    </style:style>
    <style:style style:name="T27" style:family="text">
      <style:text-properties fo:font-variant="normal" fo:text-transform="none" fo:color="#222222" style:font-name="Times New Roman" fo:font-size="14pt" fo:letter-spacing="normal" fo:font-style="normal" fo:font-weight="normal" officeooo:rsid="002889ec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8" style:family="text">
      <style:text-properties fo:font-variant="normal" fo:text-transform="none" fo:color="#222222" fo:letter-spacing="normal" fo:font-style="normal" officeooo:rsid="00282eaa" style:font-style-asian="normal" style:font-style-complex="normal"/>
    </style:style>
    <style:style style:name="T29" style:family="text">
      <style:text-properties fo:font-variant="normal" fo:text-transform="none" fo:color="#000000" style:font-name="wf segoe-ui" fo:font-size="19.5pt" fo:letter-spacing="normal" fo:font-style="normal" fo:font-weight="bold"/>
    </style:style>
    <style:style style:name="T30" style:family="text">
      <style:text-properties fo:font-variant="normal" fo:text-transform="none" fo:color="#000000" style:font-name="wf segoe-ui" fo:font-size="14pt" fo:letter-spacing="normal" fo:font-style="normal" fo:font-weight="bold" style:font-size-asian="14pt" style:font-size-complex="14pt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normal" fo:font-style="italic" fo:font-weight="normal" officeooo:rsid="002889ec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officeooo:rsid="00245117"/>
    </style:style>
    <style:style style:name="T38" style:family="text">
      <style:text-properties officeooo:rsid="0025cbd6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Visão Geral do Sistema –<text:span text:style-name="T14"> Etapa I</text:span></text:p>
      <text:p text:style-name="P1"/>
      <text:p text:style-name="P2">Problema Existente</text:p>
      <text:p text:style-name="P7">Indisponibilidade de um sistema web para realização de eventos, onde seja possível atender as necessidades dos diversos participantes do evento. A princípio será atendida a necessidade do curso de Sistemas de Informação (SI) de uma página web para a divulgação e auxílio na realização da sua jornada acadêmica.</text:p>
      <text:p text:style-name="P7"/>
      <text:p text:style-name="P2">Impacto do Problema Existente</text:p>
      <text:p text:style-name="P7">A falta de um sistema que ajude na divulgação e realização da jornada acadêmica de SI torna a realização da mesma muito mais difícil, tomando mais tempo dos envolvidos na sua organização, assim como, compromete parte de sua qualidade e não captura dados para análise a posteriori sobre o evento.</text:p>
      <text:p text:style-name="P2"/>
      <text:p text:style-name="P2">Solução para o Problema Existente</text:p>
      <text:p text:style-name="P8">Sistema web que permitirá a divulgação e realização da jornada acadêmica de SI, <text:span text:style-name="T1">possibilitando que os diversos envolvidos (ministrantes de palestra(s) e/ou minicurso(s), coordenador e acadêmicos) <text:s/>no evento possam participar do evento com comodidade. </text:span></text:p>
      <text:p text:style-name="P11">O trabalho desenvolvido na realização do estágio obrigatório do primeiro semestre de dois mil e dezoito não contemplará o sistema na sua integralidade, portanto, nem tudo o que o sistema será capaz de fazer estar<text:span text:style-name="T2">á</text:span> <text:span text:style-name="T12">incluso</text:span> nessa documentação. <text:span text:style-name="T13">D</text:span>ocumentações futuras serão anexadas à essa para que se tenha a documentação completa do sistema web.</text:p>
      <text:p text:style-name="P12">O intuito dessa etapa do desenvolvimento do sistema limita-se ao cadastro de acadêmicos, coordenador, ministrante (professor de minicurso ou palestrante) e das atividades (minicurso ou palestra) e a implementação de alguns casos de usos que abrangem essas entidades.</text:p>
      <text:p text:style-name="P9"/>
      <text:p text:style-name="P28">Perfis e Responsabilidade dos Envolvidos –<text:span text:style-name="T14"> Etapa I</text:span></text:p>
      <text:p text:style-name="P3"/>
      <text:p text:style-name="P4">Coordenador</text:p>
      <text:list xml:id="list2385635169" text:style-name="L1">
        <text:list-item>
          <text:p text:style-name="P41"><text:span text:style-name="T3">Cadastrar login do </text:span><text:span text:style-name="T7">ministrante</text:span><text:span text:style-name="T3"> </text:span><text:span text:style-name="T7">(de minicurso ou palestra</text:span><text:span text:style-name="T3">);</text:span></text:p>
        </text:list-item>
        <text:list-item>
          <text:p text:style-name="P41"><text:span text:style-name="T3">Gerenciar </text:span><text:span text:style-name="T6">atividades (minicurso e palestra)</text:span><text:span text:style-name="T3"> cadastrad</text:span><text:span text:style-name="T6">as</text:span><text:span text:style-name="T3">; </text:span></text:p>
        </text:list-item>
        <text:list-item>
          <text:p text:style-name="P46">Gerenciar boletos;</text:p>
        </text:list-item>
        <text:list-item>
          <text:p text:style-name="P41"><text:span text:style-name="T3">Visualizar lista</text:span><text:span text:style-name="T8">s</text:span><text:span text:style-name="T3"> de chamada</text:span><text:span text:style-name="T8">s</text:span><text:span text:style-name="T3"> dos minicursos.</text:span></text:p>
        </text:list-item>
      </text:list>
      <text:p text:style-name="P4"/>
      <text:p text:style-name="P5">Ministrante</text:p>
      <text:list xml:id="list4036773758" text:style-name="L2">
        <text:list-item>
          <text:p text:style-name="P42"><text:span text:style-name="T5">G</text:span><text:span text:style-name="T3">erenciar </text:span><text:span text:style-name="T6">atividade própria (</text:span><text:span text:style-name="T4">minicurso/palestra</text:span><text:span text:style-name="T6">)</text:span><text:span text:style-name="T3">;</text:span></text:p>
        </text:list-item>
        <text:list-item>
          <text:p text:style-name="P47">Visualizar acadêmicos;</text:p>
        </text:list-item>
        <text:list-item>
          <text:p text:style-name="P43"><text:span text:style-name="T3">Realizar lista de chamada </text:span><text:span text:style-name="T6">(em caso de cadastro de atividade do tipo "minicurso")</text:span><text:span text:style-name="T3">;</text:span></text:p>
        </text:list-item>
        <text:list-item>
          <text:p text:style-name="P47">Comunicar-se com acadêmicos (confirmados no minicurso) através de email.</text:p>
        </text:list-item>
      </text:list>
      <text:p text:style-name="P4"/>
      <text:p text:style-name="P4"><text:soft-page-break/>Acadêmico</text:p>
      <text:list xml:id="list640899250" text:style-name="L3">
        <text:list-item>
          <text:p text:style-name="P48">Realizar cadastro;</text:p>
        </text:list-item>
        <text:list-item>
          <text:p text:style-name="P44"><text:span text:style-name="T3">Editar atributos permitidos do seu perfi</text:span><text:span text:style-name="T5">l</text:span><text:span text:style-name="T3"> pessoa</text:span><text:span text:style-name="T5">l</text:span><text:span text:style-name="T3">; </text:span></text:p>
        </text:list-item>
        <text:list-item>
          <text:p text:style-name="P48">Matricular ou remover um minicurso do seu perfil; </text:p>
        </text:list-item>
        <text:list-item>
          <text:p text:style-name="P48">Gerar boleto.</text:p>
        </text:list-item>
      </text:list>
      <text:p text:style-name="P10"/>
      <text:p text:style-name="P25"><text:span text:style-name="T18">R</text:span><text:span text:style-name="T17">equisitos Funcionais – Etapa I</text:span></text:p>
      <text:p text:style-name="P6"/>
      <text:p text:style-name="P13">Cadastrar login do ministrante</text:p>
      <text:p text:style-name="P26"><text:span text:style-name="T9">O sistema deverá permitir que o coordenador cadastre um ministrante no sistema e envi</text:span><text:span text:style-name="T10">e</text:span><text:span text:style-name="T9"> ao mesmo um login e senha para que </text:span><text:span text:style-name="T10">este </text:span><text:span text:style-name="T9">seja capaz de entrar no </text:span><text:span text:style-name="T10">seu </text:span><text:span text:style-name="T9">perfil, editar seus dados pessoais e gerenciar (incluir, editar ou excluir) atividades vinculadas </text:span><text:span text:style-name="T10">(palestra(s) e/ou minicurso(s))</text:span><text:span text:style-name="T9"> ao seu perfil.</text:span></text:p>
      <text:p text:style-name="P14"/>
      <text:p text:style-name="P13">Gerenciar atividades cadastradas</text:p>
      <text:p text:style-name="P19">O sistema deverá permitir que o coordenador edite quaisquer atividades cadastradas no sistema pelos ministrantes.</text:p>
      <text:p text:style-name="P13"/>
      <text:p text:style-name="P13">Gerenciar boletos</text:p>
      <text:p text:style-name="P19">O sistema deverá permitir que o coordenador tenha acesso às informações referentes aos status dos boletos.</text:p>
      <text:p text:style-name="P13"/>
      <text:p text:style-name="P13">Visualizar listas de chamadas dos minicursos</text:p>
      <text:p text:style-name="P20">O sistema deverá permitir que o coordenador possa visualizar as listas de chamadas, contendo as presenças e faltas, realizadas pelos ministrantes de minicursos.</text:p>
      <text:p text:style-name="P15"/>
      <text:p text:style-name="P13">Gerenciar atividade</text:p>
      <text:p text:style-name="P21">O sistema deverá permitir que um ministrante possa cadastrar uma atividade, palestra ou minicurso, gerando um vínculo entre ele(a) e a atividade cadastrada, assim como, deverá permitir que apenas o ministrante que a cadastrou e o coordenador possam editar ou excluir essa atividade.</text:p>
      <text:p text:style-name="P13"/>
      <text:p text:style-name="P13">Visualizar acadêmicos [cadastrados nos minicursos, pós confirmação do pagamento]</text:p>
      <text:p text:style-name="P27"><text:span text:style-name="T9">O sistema deverá permitir a visualização dos acadêmicos cadastrados em um minicurso apenas pelo ministrante do mesmo </text:span><text:span text:style-name="T15">[e ao coordenador?]</text:span><text:span text:style-name="T9">, após a confirmação de pagamento do minicurso pelo acadêmico, caso haja um valor a ser pago. </text:span></text:p>
      <text:p text:style-name="P17"/>
      <text:p text:style-name="P13">Realizar chamada de presença</text:p>
      <text:p text:style-name="P22">O sistema deverá permitir que o ministrante de um minicurso realize uma lista de chamada de presença para confirmar a presença ou não de um acadêmico cadastrado no minicurso, exercendo assim controle sobre a assiduidade do mesmo.</text:p>
      <text:p text:style-name="P17"/>
      <text:p text:style-name="P18"/>
      <text:p text:style-name="P18"><text:soft-page-break/>Comunicar-se com acadêmicos </text:p>
      <text:p text:style-name="P23">O sistema deverá permitir que um ministrante comunique-se através de email com todos os acadêmicos cujas inscrições estejam com pagamentos confirmados.</text:p>
      <text:p text:style-name="P16"/>
      <text:p text:style-name="P17">Cadastrar acadêmico <text:span text:style-name="T16">[participante (?) Serão aceitas pessoas que não fazem curso na área de TI? ]</text:span></text:p>
      <text:p text:style-name="P24">O sistema deverá permitir que o acadêmico realize um cadastro no sistema através do preenchimento de um formulário onde será necessário preencher todos os itens obrigatórios e o preenchimento de certos itens será opcional. Esse cadastro permitirá que o acadêmico acesse várias funcionalidades do sistema, assim como, será possível editar parte dos dados preenchidos no cadastro, alguns dados não serão passíveis de edição.</text:p>
      <text:p text:style-name="P17"/>
      <text:p text:style-name="P17">Vincular minicurso</text:p>
      <text:p text:style-name="P24">O sistema deverá permitir que um acadêmico que esteja devidamente logado no sistema possa realizar a inscrição em minicursos oferecidos pelo evento, desde que o mesmo ainda possua vagas disponíveis, pois estas serão limitadas. A vinculação, e garantia da vaga, será realizada após confirmação do pagamento da inscrição do minicurso.</text:p>
      <text:p text:style-name="P17"/>
      <text:p text:style-name="P17">Gerar boleto</text:p>
      <text:p text:style-name="P24">O sistema deverá permitir ao acadêmico gerar boleto para realizar o pagamento da inscrição no evento e no(s) minicurso(s) que desejar fazer, caso ainda existam vagas.</text:p>
      <text:p text:style-name="P17"/>
      <text:p text:style-name="P30">Requisitos Não Funcionais –<text:span text:style-name="T37"> Etapa I</text:span></text:p>
      <text:p text:style-name="P30"/>
      <text:p text:style-name="P34">Banco de Dados Livre e Proprietário</text:p>
      <text:p text:style-name="P32">O sistema deverá prover integração com o SGBD (Sistema de Gerenciamento de Banco de Dados) MySQL.</text:p>
      <text:p text:style-name="P31"/>
      <text:p text:style-name="P35">Linguagem de programação para desenvolvimento</text:p>
      <text:p text:style-name="P38">A linguagem base para o desenvolvimento do sistema será a PHP: Hypertext Preprocessor (PHP).</text:p>
      <text:p text:style-name="P38"/>
      <text:p text:style-name="P35">Ambiente de Desenvolvimento Integrado (do inglês, Integrated Development Environment - IDE)</text:p>
      <text:p text:style-name="P38">Será utilizado o Visual Studio Code versão 1.22 devido a sua facilidade e simplicidade de utilização.</text:p>
      <text:p text:style-name="P38"/>
      <text:p text:style-name="P35">Plataforma de hospedagem de código-fonte</text:p>
      <text:p text:style-name="P38">A plataforma escolhida para hospedar o código-fonte do sistema e a sua documentação é a GitHub.</text:p>
      <text:p text:style-name="P38"/>
      <text:p text:style-name="P36"/>
      <text:p text:style-name="P36"><text:soft-page-break/>Testador de serviços Web</text:p>
      <text:p text:style-name="P54">Será utilizado o <text:span text:style-name="T39">Postman</text:span> como testador de serviços Web devido a sua fácil utilização, sendo este uma extensão do Google Chrome.</text:p>
      <text:p text:style-name="P58"/>
      <text:p text:style-name="P59">Framework para Front-end sistema</text:p>
      <text:p text:style-name="P45"><text:span text:style-name="T27">Será utilizada a extensão "</text:span><text:span text:style-name="T33">Bootstrap 4, Font awesome 4, Font Awesome 5 Free &amp; Pro snippets" </text:span><text:span text:style-name="T34">para modelação do </text:span><text:span text:style-name="T36">front-end</text:span><text:span text:style-name="T35"> do sistema.</text:span></text:p>
      <text:p text:style-name="P59"/>
      <text:p text:style-name="P65"><text:span text:style-name="T26">Ferramenta para Depuração</text:span></text:p>
      <text:p text:style-name="P60">Será utilizada a extensão PHP Debug (Felix Becker) do Visual Studio Code a fim de facilitar a resolução de problemas no sistema.</text:p>
      <text:p text:style-name="P55"/>
      <text:p text:style-name="P52">Inicialização do Sistema a partir de Base de Dados Legada</text:p>
      <text:p text:style-name="P33">O sistema deverá ser inicializado a partir da base de <text:span text:style-name="T22">coordenador, ministrantes, acadêmicos e atividades existentes.</text:span></text:p>
      <text:p text:style-name="P40"/>
      <text:p text:style-name="P52">Acesso via Web</text:p>
      <text:p text:style-name="P33">O sistema deve possuir uma base de dados robusta para suportar as necessidades da solução.</text:p>
      <text:p text:style-name="P33">A base de dados deve ser hospedada em um servidor de BD (Banco de Dados) conectado a um servidor WEB para acesso via Internet de todos os usuários configurados para acesso ao sistema.</text:p>
      <text:p text:style-name="P33"/>
      <text:p text:style-name="P37">Linguagem do BD</text:p>
      <text:p text:style-name="P39"><text:span text:style-name="T19">O sistema utilizará a </text:span><text:span text:style-name="T24">Linguagem de Consulta Estruturada </text:span><text:span text:style-name="T25">(do inglês, Structured Query Language – SQL).</text:span></text:p>
      <text:p text:style-name="P61"/>
      <text:p text:style-name="P63">Sistema de Gerenciamento de Banco de Dados (SGBD) </text:p>
      <text:p text:style-name="P62">O sistema utilizará o MySQL como SGBD padrão.</text:p>
      <text:p text:style-name="P31"/>
      <text:p text:style-name="P37">Ferramenta de Design de Banco de Dados Visual</text:p>
      <text:p text:style-name="P56">O sistema utilizará o MySQL Workbench 6.3 CE.</text:p>
      <text:p text:style-name="P56"/>
      <text:p text:style-name="P53">Servidor PHP</text:p>
      <text:p text:style-name="P57">Será utilizado o PHP Server, extensão <text:span text:style-name="T28">do Visual Studio Code.</text:span></text:p>
      <text:p text:style-name="P31"/>
      <text:p text:style-name="P52">Interface Homem-Máquina Amigável</text:p>
      <text:p text:style-name="P33">A interface homem-máquina deve ser amigável, permitindo o acesso ao sistema via WEB.</text:p>
      <text:p text:style-name="P33">A navegação pelo sistema deve ser segura, por meio de telas intuitivas, que sejam objetivas e de fácil operação.</text:p>
      <text:p text:style-name="P50"><text:span text:style-name="T20">A interface de entrada, perfil, deve ser condizente com o tipo de perfil do usuário (coordenador, </text:span><text:span text:style-name="T21">ministrante</text:span><text:span text:style-name="T20"> ou </text:span><text:span text:style-name="T21">acadêmico</text:span><text:span text:style-name="T20">), permitindo </text:span><text:span text:style-name="T21">utilização das funcionalidades de seus respectivos perf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arial" svg:font-family="arial, sans-serif"/>
    <style:font-face style:name="wf segoe-ui" svg:font-family="'wf segoe-ui', 'Helvetica Neue', Helvetica, Arial, Verdana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6z0" style:family="text">
      <style:text-properties style:font-name="Wingdings" fo:font-family="Wingdings" style:font-pitch="variable" style:font-charset="x-symbol" fo:font-size="16pt" style:font-name-asian="Times New Roman" style:font-family-asian="'Times New Roman'" style:font-family-generic-asian="roman" style:font-pitch-asian="variable" style:font-size-asian="16pt" style:font-name-complex="Wingdings1" style:font-family-complex="Wingdings" style:font-pitch-complex="variable" style:font-size-complex="16pt"/>
    </style:style>
    <style:style style:name="WW8Num7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7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8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8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8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9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9z1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1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1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1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1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1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15S</meta:editing-duration>
    <meta:editing-cycles>29</meta:editing-cycles>
    <meta:generator>LibreOffice/5.3.3.2$Windows_x86 LibreOffice_project/3d9a8b4b4e538a85e0782bd6c2d430bafe583448</meta:generator>
    <dc:date>2018-04-24T21:32:51.848000000</dc:date>
    <meta:document-statistic meta:table-count="0" meta:image-count="0" meta:object-count="0" meta:page-count="4" meta:paragraph-count="80" meta:word-count="1137" meta:character-count="7482" meta:non-whitespace-character-count="6424"/>
    <meta:user-defined meta:name="Info 1"/>
    <meta:user-defined meta:name="Info 2"/>
    <meta:user-defined meta:name="Info 3"/>
    <meta:user-defined meta:name="Info 4"/>
  </office:meta>
</office:document-meta>
</file>